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8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8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6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9" style:family="graphic" style:parent-style-name="standard">
      <style:graphic-properties svg:stroke-width="0.053cm" svg:stroke-color="#ff8000" draw:marker-start-width="0.279cm" draw:marker-end-width="0.279cm" svg:stroke-opacity="100%" svg:stroke-linecap="round" draw:fill="none" draw:textarea-horizontal-align="justify" draw:textarea-vertical-align="top" draw:auto-grow-height="false" fo:min-height="13.948cm" fo:min-width="27.1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9.75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objectwithoutfill">
      <style:graphic-properties draw:marker-end="Arrowheads_20_16" draw:marker-end-width="0.3cm" draw:fill="none" draw:textarea-vertical-align="middle"/>
    </style:style>
    <style:style style:name="gr23" style:family="graphic" style:parent-style-name="objectwithoutfill">
      <style:graphic-properties draw:marker-end="Arrowheads_20_17" draw:marker-end-width="0.3cm" draw:fill="none" draw:textarea-vertical-align="middle"/>
    </style:style>
    <style:style style:name="gr24" style:family="graphic" style:parent-style-name="objectwithoutfill">
      <style:graphic-properties draw:marker-end="Arrowheads_20_18" draw:marker-end-width="0.3cm" draw:fill="none" draw:textarea-vertical-align="middle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objectwithoutfill">
      <style:graphic-properties draw:marker-end="Arrowheads_20_21" draw:marker-end-width="0.3cm" draw:fill="none" draw:textarea-vertical-align="middle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objectwithoutfill">
      <style:graphic-properties draw:marker-end="Arrowheads_20_23" draw:marker-end-width="0.3cm" draw:fill="none" draw:textarea-vertical-align="middle"/>
    </style:style>
    <style:style style:name="gr30" style:family="graphic" style:parent-style-name="objectwithoutfill">
      <style:graphic-properties draw:marker-end="Arrowheads_20_24" draw:marker-end-width="0.3cm" draw:fill="none" draw:textarea-vertical-align="middl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342cm" fo:min-width="8.516cm"/>
      <style:paragraph-properties style:writing-mode="lr-tb"/>
    </style:style>
    <style:style style:name="gr32" style:family="graphic" style:parent-style-name="objectwithoutfill">
      <style:graphic-properties draw:marker-end="Arrowheads_20_25" draw:marker-end-width="0.3cm" draw:fill="none" draw:textarea-vertical-align="middle"/>
    </style:style>
    <style:style style:name="gr33" style:family="graphic" style:parent-style-name="objectwithoutfill">
      <style:graphic-properties draw:marker-end="Arrowheads_20_26" draw:marker-end-width="0.3cm" draw:fill="none" draw:textarea-vertical-align="middle"/>
    </style:style>
    <style:style style:name="gr34" style:family="graphic" style:parent-style-name="objectwithoutfill">
      <style:graphic-properties draw:marker-end="Arrowheads_20_27" draw:marker-end-width="0.3cm" draw:fill="none" draw:textarea-vertical-align="middle"/>
    </style:style>
    <style:style style:name="gr35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end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1.75cm" svg:x="12.25cm" svg:y="3.25cm">
          <text:p text:style-name="P1">itemcre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8.75cm" svg:height="1.75cm" svg:x="10cm" svg:y="6.25cm">
          <text:p text:style-name="P1">proposed_to_service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8.75cm" svg:height="1.75cm" svg:x="10cm" svg:y="10cm">
          <text:p text:style-name="P1">proposed_to_office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9.25cm" svg:height="1.75cm" svg:x="9.75cm" svg:y="13cm">
          <text:p text:style-name="P1">proposed_to_division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7.75cm" svg:height="1.75cm" svg:x="10.5cm" svg:y="16cm">
          <text:p text:style-name="P1">proposed_to_dir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7.25cm" svg:height="1.75cm" svg:x="10.75cm" svg:y="21.75cm">
          <text:p text:style-name="P1">proposed_to_alderman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6.25cm" svg:height="1.75cm" svg:x="11.25cm" svg:y="19cm">
          <text:p text:style-name="P1">proposed_to_dg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25cm" svg:height="1.75cm" svg:x="12.25cm" svg:y="24.25cm">
          <text:p text:style-name="P1">valida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25cm" svg:height="1.75cm" svg:x="12.25cm" svg:y="27.75cm">
          <text:p text:style-name="P1">presented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25cm" svg:height="1.75cm" svg:x="12.25cm" svg:y="32.5cm">
          <text:p text:style-name="P1">Itemfroz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25cm" svg:height="1.75cm" svg:x="1.25cm" svg:y="38.5cm">
          <text:p text:style-name="P1">accepted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7.25cm" svg:height="1.75cm" svg:x="5.75cm" svg:y="38.5cm">
          <text:p text:style-name="P1">accepted_but_modified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3.75cm" svg:height="1.75cm" svg:x="13.25cm" svg:y="38.5cm">
          <text:p text:style-name="P1">refused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3.5cm" svg:height="1.75cm" svg:x="17.25cm" svg:y="38.5cm">
          <text:p text:style-name="P1">delayed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7.25cm" svg:height="1.75cm" svg:x="21cm" svg:y="38.5cm">
          <text:p text:style-name="P1">delayed_next_mee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7.7cm" svg:height="14.25cm" svg:x="1cm" svg:y="26.75cm">
          <text:p text:style-name="P2"><text:span text:style-name="T1">Mee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0.25cm" svg:height="1.75cm" svg:x="18.25cm" svg:y="3.25cm">
          <text:p text:style-name="P1">proposeToBudgetImpactReview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6.5cm" svg:y1="4.125cm" svg:x2="18.25cm" svg:y2="4.125cm" draw:start-shape="id1" draw:start-glue-point="1" draw:end-shape="id2" draw:end-glue-point="3" svg:d="M16500 4125h1750" svg:viewBox="0 0 1751 1">
          <text:p/>
        </draw:connector>
        <draw:connector draw:style-name="gr12" draw:text-style-name="P4" draw:layer="layout" svg:x1="23.375cm" svg:y1="3.25cm" svg:x2="14.375cm" svg:y2="3.25cm" draw:start-shape="id2" draw:start-glue-point="0" draw:end-shape="id1" draw:end-glue-point="0" svg:d="M23375 3250v-501h-9000v501" svg:viewBox="0 0 9001 502">
          <text:p/>
        </draw:connector>
        <draw:connector draw:style-name="gr13" draw:text-style-name="P4" draw:layer="layout" svg:x1="14.375cm" svg:y1="5cm" svg:x2="14.375cm" svg:y2="6.25cm" draw:start-shape="id1" draw:start-glue-point="2" draw:end-shape="id3" svg:d="M14375 5000v1250" svg:viewBox="0 0 1 1251">
          <text:p/>
        </draw:connector>
        <draw:connector draw:style-name="gr14" draw:text-style-name="P4" draw:layer="layout" svg:x1="14.375cm" svg:y1="8cm" svg:x2="14.375cm" svg:y2="10cm" draw:start-shape="id3" draw:start-glue-point="2" draw:end-shape="id4" svg:d="M14375 8000v2000" svg:viewBox="0 0 1 2001">
          <text:p/>
        </draw:connector>
        <draw:connector draw:style-name="gr15" draw:text-style-name="P4" draw:layer="layout" svg:x1="14.375cm" svg:y1="11.75cm" svg:x2="14.375cm" svg:y2="13cm" draw:start-shape="id4" draw:start-glue-point="2" draw:end-shape="id5" draw:end-glue-point="0" svg:d="M14375 11750v1250" svg:viewBox="0 0 1 1251">
          <text:p/>
        </draw:connector>
        <draw:connector draw:style-name="gr16" draw:text-style-name="P4" draw:layer="layout" svg:x1="14.375cm" svg:y1="14.75cm" svg:x2="14.375cm" svg:y2="16cm" draw:start-shape="id5" draw:end-shape="id6" draw:end-glue-point="0" svg:d="M14375 14750v1250" svg:viewBox="0 0 1 1251">
          <text:p/>
        </draw:connector>
        <draw:connector draw:style-name="gr17" draw:text-style-name="P4" draw:layer="layout" svg:x1="14.375cm" svg:y1="17.75cm" svg:x2="14.375cm" svg:y2="19cm" draw:start-shape="id6" draw:end-shape="id7" svg:d="M14375 17750v1250" svg:viewBox="0 0 1 1251">
          <text:p/>
        </draw:connector>
        <draw:connector draw:style-name="gr18" draw:text-style-name="P4" draw:layer="layout" svg:x1="14.375cm" svg:y1="20.75cm" svg:x2="14.375cm" svg:y2="21.75cm" draw:start-shape="id7" draw:start-glue-point="2" draw:end-shape="id8" draw:end-glue-point="0" svg:d="M14375 20750v1000" svg:viewBox="0 0 1 1001">
          <text:p/>
        </draw:connector>
        <draw:connector draw:style-name="gr19" draw:text-style-name="P4" draw:layer="layout" svg:x1="14.375cm" svg:y1="23.5cm" svg:x2="14.375cm" svg:y2="24.25cm" draw:start-shape="id8" draw:start-glue-point="2" draw:end-shape="id9" svg:d="M14375 23500v750" svg:viewBox="0 0 1 751">
          <text:p/>
        </draw:connector>
        <draw:connector draw:style-name="gr20" draw:text-style-name="P4" draw:layer="layout" svg:x1="14.375cm" svg:y1="26cm" svg:x2="14.375cm" svg:y2="27.75cm" draw:start-shape="id9" draw:start-glue-point="2" draw:end-shape="id10" draw:end-glue-point="0" svg:d="M14375 26000v1750" svg:viewBox="0 0 1 1751">
          <text:p/>
        </draw:connector>
        <draw:connector draw:style-name="gr21" draw:text-style-name="P4" draw:layer="layout" svg:x1="14.375cm" svg:y1="29.5cm" svg:x2="14.375cm" svg:y2="32.5cm" draw:start-shape="id10" draw:start-glue-point="2" draw:end-shape="id11" svg:d="M14375 29500v3000" svg:viewBox="0 0 1 3001">
          <text:p/>
        </draw:connector>
        <draw:connector draw:style-name="gr22" draw:text-style-name="P4" draw:layer="layout" svg:x1="14.375cm" svg:y1="34.25cm" svg:x2="3.375cm" svg:y2="38.5cm" draw:start-shape="id11" draw:start-glue-point="2" draw:end-shape="id12" draw:end-glue-point="0" svg:d="M14375 34250v2125h-11000v2125" svg:viewBox="0 0 11001 4251">
          <text:p/>
        </draw:connector>
        <draw:connector draw:style-name="gr23" draw:text-style-name="P4" draw:layer="layout" svg:x1="14.375cm" svg:y1="34.25cm" svg:x2="9.375cm" svg:y2="38.5cm" draw:start-shape="id11" draw:start-glue-point="2" draw:end-shape="id13" draw:end-glue-point="0" svg:d="M14375 34250v2125h-5000v2125" svg:viewBox="0 0 5001 4251">
          <text:p/>
        </draw:connector>
        <draw:connector draw:style-name="gr24" draw:text-style-name="P4" draw:layer="layout" svg:x1="14.375cm" svg:y1="34.25cm" svg:x2="15.125cm" svg:y2="38.5cm" draw:start-shape="id11" draw:start-glue-point="2" draw:end-shape="id14" draw:end-glue-point="0" svg:d="M14375 34250v2125h750v2125" svg:viewBox="0 0 751 4251">
          <text:p/>
        </draw:connector>
        <draw:connector draw:style-name="gr25" draw:text-style-name="P4" draw:layer="layout" svg:x1="14.375cm" svg:y1="34.25cm" svg:x2="19cm" svg:y2="38.5cm" draw:start-shape="id11" draw:end-shape="id15" svg:d="M14375 34250v2125h4625v2125" svg:viewBox="0 0 4626 4251">
          <text:p/>
        </draw:connector>
        <draw:connector draw:style-name="gr26" draw:text-style-name="P4" draw:layer="layout" svg:x1="14.375cm" svg:y1="34.25cm" svg:x2="24.625cm" svg:y2="38.5cm" draw:start-shape="id11" draw:end-shape="id16" draw:end-glue-point="0" svg:d="M14375 34250v2125h10250v2125" svg:viewBox="0 0 10251 4251">
          <text:p/>
        </draw:connector>
        <draw:connector draw:style-name="gr27" draw:text-style-name="P4" draw:layer="layout" draw:line-skew="-2.749cm" svg:x1="12.25cm" svg:y1="4.125cm" svg:x2="12.25cm" svg:y2="25.125cm" draw:start-shape="id1" draw:start-glue-point="3" draw:end-shape="id9" draw:end-glue-point="3" svg:d="M12250 4125h-3250v21000h3250" svg:viewBox="0 0 3251 21001">
          <text:p/>
        </draw:connector>
        <draw:custom-shape draw:style-name="gr3" draw:text-style-name="P1" xml:id="id17" draw:id="id17" draw:layer="layout" svg:width="9.25cm" svg:height="1.75cm" svg:x="1cm" svg:y="1.75cm">
          <text:p text:style-name="P1">itemcreated_waiting_advi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svg:x1="12.25cm" svg:y1="4.125cm" svg:x2="10.25cm" svg:y2="2.625cm" draw:start-shape="id1" draw:start-glue-point="3" draw:end-shape="id17" draw:end-glue-point="1" svg:d="M12250 4125h-1000v-1500h-1000" svg:viewBox="0 0 2001 1501">
          <text:p/>
        </draw:connector>
        <draw:connector draw:style-name="gr29" draw:text-style-name="P4" draw:layer="layout" svg:x1="5.625cm" svg:y1="3.5cm" svg:x2="10cm" svg:y2="7.125cm" draw:start-shape="id17" draw:start-glue-point="2" draw:end-shape="id3" draw:end-glue-point="3" svg:d="M5625 3500v3625h4375" svg:viewBox="0 0 4376 3626">
          <text:p/>
        </draw:connector>
        <draw:custom-shape draw:style-name="gr8" draw:text-style-name="P1" xml:id="id18" draw:id="id18" draw:layer="layout" svg:width="3.5cm" svg:height="1.75cm" svg:x="25.019cm" svg:y="35.5cm">
          <text:p text:style-name="P1">removed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svg:x1="16.5cm" svg:y1="33.375cm" svg:x2="25.019cm" svg:y2="36.375cm" draw:start-shape="id11" draw:start-glue-point="1" draw:end-shape="id18" draw:end-glue-point="3" svg:d="M16500 33375h4260v3000h4259" svg:viewBox="0 0 8520 3001">
          <text:p/>
        </draw:connector>
        <draw:custom-shape draw:style-name="gr31" draw:text-style-name="P5" xml:id="id19" draw:id="id19" draw:layer="layout" svg:width="12.75cm" svg:height="2.25cm" svg:x="16.75cm" svg:y="30.5cm">
          <text:p text:style-name="P5">returned_to_proposing_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svg:x1="16.5cm" svg:y1="28.625cm" svg:x2="23.125cm" svg:y2="30.5cm" draw:start-shape="id10" draw:start-glue-point="1" draw:end-shape="id19" draw:end-glue-point="4" svg:d="M16500 28625h6625v1875" svg:viewBox="0 0 6626 1876">
          <text:p/>
        </draw:connector>
        <draw:connector draw:style-name="gr33" draw:text-style-name="P4" draw:layer="layout" svg:x1="16.5cm" svg:y1="33.375cm" svg:x2="23.125cm" svg:y2="32.75cm" draw:start-shape="id11" draw:start-glue-point="1" draw:end-shape="id19" draw:end-glue-point="8" svg:d="M16500 33375h6625v-625" svg:viewBox="0 0 6626 626">
          <text:p/>
        </draw:connector>
        <draw:connector draw:style-name="gr34" draw:text-style-name="P4" draw:layer="layout" svg:x1="16.75cm" svg:y1="31.625cm" svg:x2="12.25cm" svg:y2="28.625cm" draw:start-shape="id19" draw:start-glue-point="6" draw:end-shape="id10" draw:end-glue-point="3" svg:d="M16750 31625h-5001v-3000h501" svg:viewBox="0 0 5002 3001">
          <text:p/>
        </draw:connector>
        <draw:connector draw:style-name="gr35" draw:text-style-name="P4" draw:layer="layout" svg:x1="18.617cm" svg:y1="30.829cm" svg:x2="14.375cm" svg:y2="32.5cm" draw:start-shape="id19" draw:start-glue-point="5" draw:end-shape="id11" draw:end-glue-point="0" svg:d="M18617 30829v-830h-4242v2501" svg:viewBox="0 0 4243 25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7 20 13" svg:d="M0 20l10-13 10 1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2T11:22:10.262000000</meta:creation-date>
    <dc:date>2022-07-12T12:19:24.461000000</dc:date>
    <meta:editing-duration>PT16M40S</meta:editing-duration>
    <meta:editing-cycles>3</meta:editing-cycles>
    <meta:generator>LibreOffice/7.3.4.2$Windows_X86_64 LibreOffice_project/728fec16bd5f605073805c3c9e7c4212a0120dc5</meta:generator>
    <meta:document-statistic meta:object-count="44"/>
  </office:meta>
</office:document-meta>
</file>